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inherit" svg:font-family="inherit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883bf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883bf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189a7d" officeooo:paragraph-rsid="00189a7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19e644" officeooo:paragraph-rsid="0019e644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rsid="0019e644" officeooo:paragraph-rsid="0019e644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rsid="001a2c93" officeooo:paragraph-rsid="001a2c93"/>
    </style:style>
    <style:style style:name="T1" style:family="text">
      <style:text-properties fo:font-variant="normal" fo:text-transform="none" fo:color="#000000" loext:opacity="100%" style:font-name="Roboto" fo:font-size="10.8000001907349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Roboto" fo:font-size="10.8000001907349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loext:opacity="100%" style:font-name="Roboto" fo:font-size="10.8000001907349pt" fo:letter-spacing="normal" fo:font-style="normal" fo:font-weight="normal" officeooo:rsid="001883bf" loext:padding="0cm" loext:border="none"/>
    </style:style>
    <style:style style:name="T4" style:family="text">
      <style:text-properties fo:font-variant="normal" fo:text-transform="none" fo:color="#000000" loext:opacity="100%" style:font-name="inherit" fo:font-size="10.8000001907349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000000" loext:opacity="100%" style:font-name="inherit" fo:font-size="10.8000001907349pt" fo:letter-spacing="normal" fo:font-style="normal" fo:font-weight="normal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algoritmosalvaje.com/como-es-proyecto-fin-ciclo-daw/#google_vignette" text:style-name="Internet_20_link" text:visited-style-name="Visited_20_Internet_20_Link"><text:span text:style-name="T1">https://www.algoritmosalvaje.com/como-es-proyecto-fin-ciclo-daw/#google_vignette</text:span></text:a></text:p>
      <text:p text:style-name="P1"/>
      <text:p text:style-name="P1"><text:span text:style-name="T1">El trabajo no sólo será código sino que, además, se exige la elaboración de una memoria escrita y una presentación que sirve de apoyo a la exposición al profesorado que nos evaluará.</text:span> </text:p>
      <text:p text:style-name="P1"><text:span text:style-name="Strong_20_Emphasis"/></text:p>
      <text:p text:style-name="P2"><text:span text:style-name="Strong_20_Emphasis"><text:span text:style-name="T3">Es</text:span></text:span><text:span text:style-name="Strong_20_Emphasis"><text:span text:style-name="T2">tablecimiento de la relación entre los módulos aprendidos y vuestro proyecto final de ciclo de DAW</text:span></text:span> </text:p>
      <text:p text:style-name="P2"/>
      <text:p text:style-name="P3"><text:span text:style-name="Strong_20_Emphasis"><text:span text:style-name="T4">Bases de datos A y B:</text:span></text:span><text:span text:style-name="T5"> fundamental para todos los proyectos que usen bases de datos. La propia elaboración de la lógica de la bases de datos y sus relaciones, así como el sistema de gestión de base de datos como por ejemplo MySQL y las propias sentencias de SQL que usemos.</text:span></text:p>
      <text:p text:style-name="P3"><text:span text:style-name="Strong_20_Emphasis"><text:span text:style-name="T4">Programación A y B (orientada a objetos):</text:span></text:span><text:span text:style-name="T5"> aquí se puede indicar relación con el modelo vista controlador, las buenas prácticas de código, programación orientada a objetos, etc.</text:span></text:p>
      <text:p text:style-name="P3"><text:span text:style-name="Strong_20_Emphasis"><text:span text:style-name="T4">Lenguajes de marcas y sistemas de gestión de la información:</text:span></text:span><text:span text:style-name="T5"> si usas HTML5 o CSS3 lo tienes fácil, ya que son los lenguajes de marca por excelencia.</text:span></text:p>
      <text:p text:style-name="P3"><text:span text:style-name="Strong_20_Emphasis"><text:span text:style-name="T4">Entornos de desarrollo:</text:span></text:span><text:span text:style-name="T5"> esencial para el entendimiento global de una aplicación web. Un ejemplo podría ser la realización del diagramas de clases.</text:span></text:p>
      <text:p text:style-name="P3"><text:span text:style-name="Strong_20_Emphasis"><text:span text:style-name="T4">Desarrollo web en entorno cliente:</text:span></text:span><text:span text:style-name="T5"> el lenguaje que se suele aprender en esta FP es Javascript, lo puedes utilizar para diferentes secciones o eventos en tu aplicación, como por ejemplo, en un formulario.</text:span></text:p>
      <text:p text:style-name="P3"><text:span text:style-name="Strong_20_Emphasis"><text:span text:style-name="T4">Desarrollo web en entorno servidor:</text:span></text:span><text:span text:style-name="T5"> si usas cualquier lenguaje del entorno servidor podrás relacionarlo fácilmente (por ejemplo PHP)</text:span></text:p>
      <text:p text:style-name="P3"><text:span text:style-name="Strong_20_Emphasis"><text:span text:style-name="T4">Despliegue de aplicaciones web:</text:span></text:span><text:span text:style-name="T5"> nuestra página web debe desplegarse de alguna forma, siendo la más común que se estudia en DAW el servidor local Apache o similares. El uso del control de versiones puede ser útil a la hora de desarrollar, por lo que también se podría indicar.</text:span></text:p>
      <text:p text:style-name="P3"><text:span text:style-name="Strong_20_Emphasis"><text:span text:style-name="T4">Diseño de interfaces web:</text:span></text:span><text:span text:style-name="T5"> podemos incluir el uso de HTML5 y CSS3 pero también, tendremos en cuenta la accesibilidad y usabilidad en nuestro diseño.</text:span></text:p>
      <text:p text:style-name="P3"><text:span text:style-name="Strong_20_Emphasis"><text:span text:style-name="T4">Empresa e iniciativa emprendedora:</text:span></text:span><text:span text:style-name="T5"> podríamos relacionar esta asignatura con la temática del proyecto si la aplicación pudiera ser objeto de negocio.</text:span></text:p>
      <text:p text:style-name="P2"><text:span text:style-name="Strong_20_Emphasis"><text:span text:style-name="T2">Tomad buena nota de las limitaciones desde el principio del trabajo, ya que las modificaciones en el futuro son mucho más difíciles.</text:span></text:span> </text:p>
      <text:p text:style-name="P2"/>
      <text:p text:style-name="P4">Páginas con las que me he ayudado a hacer la página web:</text:p>
      <text:p text:style-name="P4">GRID: <text:a xlink:type="simple" xlink:href="https://www.ionos.es/digitalguide/paginas-web/creacion-de-paginas-web/css-grid-layout/#:~:text=Para%20activar%20CSS%20grid%2C%20tienes,aparecerán%20uno%20debajo%20del%20otro" text:style-name="Internet_20_link" text:visited-style-name="Visited_20_Internet_20_Link">https://www.ionos.es/digitalguide/paginas-web/creacion-de-paginas-web/css-grid-layout/#:~:text=Para%20activar%20CSS%20grid%2C%20tienes,aparecer%C3%A1n%20uno%20debajo%20del%20otro</text:a>.</text:p>
      <text:p text:style-name="P4"/>
      <text:p text:style-name="P4">Menú hamburguesa: <text:a xlink:type="simple" xlink:href="https://www.youtube.com/watch?v=JrNebzIUrt4&amp;list=PLul3Dc8qY6Mo57RDaTfWA4NUoWMOygZt2&amp;index=5" text:style-name="Internet_20_link" text:visited-style-name="Visited_20_Internet_20_Link">https://www.youtube.com/watch?v=JrNebzIUrt4&amp;list=PLul3Dc8qY6Mo57RDaTfWA4NUoWMOygZt2&amp;index=5</text:a></text:p>
      <text:p text:style-name="P4"/>
      <text:p text:style-name="P5">Animar cuadros del árbol: </text:p>
      <text:p text:style-name="P5">1. <text:a xlink:type="simple" xlink:href="https://www.youtube.com/watch?v=T24PsErQGPg&amp;t=1290s" text:style-name="Internet_20_link" text:visited-style-name="Visited_20_Internet_20_Link">https://www.youtube.com/watch?v=T24PsErQGPg&amp;t=1290s</text:a></text:p>
      <text:p text:style-name="P5"><text:soft-page-break/>2. <text:a xlink:type="simple" xlink:href="https://webdesign.tutsplus.com/animate-on-scroll-with-javascript--cms-36671t" text:style-name="Internet_20_link" text:visited-style-name="Visited_20_Internet_20_Link"><text:span text:style-name="T6">https://webdesign.tutsplus.com/animate-on-scroll-with-javascript--cms-36671t</text:span></text:a></text:p>
      <text:p text:style-name="P5"/>
      <text:p text:style-name="P7">Subir archivos a la web mediante formulario: <text:a xlink:type="simple" xlink:href="http://kio4.com/appinventor/329C_subir_ftp_php.htm" text:style-name="Internet_20_link" text:visited-style-name="Visited_20_Internet_20_Link">http://kio4.com/appinventor/329C_subir_ftp_php.htm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5T15:18:39.745000000</meta:creation-date>
    <dc:date>2023-08-30T15:56:12.218000000</dc:date>
    <meta:editing-duration>PT4H34M22S</meta:editing-duration>
    <meta:editing-cycles>5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20" meta:word-count="377" meta:character-count="2748" meta:non-whitespace-character-count="2388"/>
  </office:meta>
</office:document-meta>
</file>